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000000020D8E44DA4.png" manifest:media-type="image/png"/>
  <manifest:file-entry manifest:full-path="Pictures/1000000100000020000000203B80D6D1.png" manifest:media-type="image/png"/>
  <manifest:file-entry manifest:full-path="Pictures/1000000000000020000000205A500EB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2" text:anchor-type="char" svg:x="11.165cm" svg:y="-1.953cm" svg:width="2.514cm" svg:height="2.514cm" draw:z-index="0"><draw:image xlink:href="Pictures/100000010000002000000020D8E44DA4.png" xlink:type="simple" xlink:show="embed" xlink:actuate="onLoad" draw:mime-type="image/png"/></draw:frame><draw:frame draw:style-name="fr1" draw:name="Imagen1" text:anchor-type="char" svg:x="14.721cm" svg:y="0.328cm" svg:width="0.847cm" svg:height="0.847cm" draw:z-index="1"><draw:image xlink:href="Pictures/1000000100000020000000203B80D6D1.png" xlink:type="simple" xlink:show="embed" xlink:actuate="onLoad" draw:mime-type="image/png"/></draw:frame><draw:frame draw:style-name="fr1" draw:name="Imagen6" text:anchor-type="char" svg:x="5.927cm" svg:y="1.905cm" svg:width="3.464cm" svg:height="3.464cm" draw:z-index="2"><draw:image xlink:href="Pictures/1000000000000020000000205A500EBD.png" xlink:type="simple" xlink:show="embed" xlink:actuate="onLoad" draw:mime-type="image/png"/></draw:frame><draw:frame draw:style-name="fr1" draw:name="Imagen7" text:anchor-type="char" svg:x="2.464cm" svg:y="1.905cm" svg:width="3.464cm" svg:height="3.464cm" draw:z-index="3"><draw:image xlink:href="Pictures/1000000000000020000000205A500EBD.png" xlink:type="simple" xlink:show="embed" xlink:actuate="onLoad" draw:mime-type="image/png"/></draw:frame><draw:frame draw:style-name="fr1" draw:name="Imagen9" text:anchor-type="char" svg:x="5.773cm" svg:y="5.341cm" svg:width="3.464cm" svg:height="3.464cm" draw:z-index="4"><draw:image xlink:href="Pictures/1000000000000020000000205A500EBD.png" xlink:type="simple" xlink:show="embed" xlink:actuate="onLoad" draw:mime-type="image/png"/></draw:frame><draw:frame draw:style-name="fr1" draw:name="Imagen6 Copia 1" text:anchor-type="char" svg:x="9.389cm" svg:y="1.905cm" svg:width="3.464cm" svg:height="3.464cm" draw:z-index="5"><draw:image xlink:href="Pictures/1000000000000020000000205A500EBD.png" xlink:type="simple" xlink:show="embed" xlink:actuate="onLoad" draw:mime-type="image/png"/></draw:frame><draw:frame draw:style-name="fr1" draw:name="Imagen6 Copia 2" text:anchor-type="char" svg:x="9.236cm" svg:y="5.368cm" svg:width="3.464cm" svg:height="3.464cm" draw:z-index="6"><draw:image xlink:href="Pictures/1000000000000020000000205A500EBD.png" xlink:type="simple" xlink:show="embed" xlink:actuate="onLoad" draw:mime-type="image/png"/></draw:frame><draw:frame draw:style-name="fr1" draw:name="Imagen10" text:anchor-type="char" svg:x="2.464cm" svg:y="5.368cm" svg:width="3.438cm" svg:height="3.438cm" draw:z-index="7"><draw:image xlink:href="Pictures/1000000000000020000000205A500E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16:19:05.335000000</meta:creation-date>
    <dc:date>2024-11-03T16:43:54.642000000</dc:date>
    <meta:editing-duration>PT3M</meta:editing-duration>
    <meta:editing-cycles>1</meta:editing-cycles>
    <meta:document-statistic meta:table-count="0" meta:image-count="8" meta:object-count="0" meta:page-count="1" meta:paragraph-count="0" meta:word-count="0" meta:character-count="0" meta:non-whitespace-character-count="0"/>
    <meta:generator>LibreOffice/24.8.0.3$Windows_X86_64 LibreOffice_project/0bdf1299c94fe897b119f97f3c613e9dca6be583</meta:generator>
  </office:meta>
</office:document-meta>
</file>